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tionEventImpl.getRelated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ionEventImpl.getNew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ionEventImpl.getAtt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ionEventImpl.getAttr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ionEventImpl.getPrev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ionEventImpl.initMutationEvent( String typeArg , boolean canBubbleArg , boolean cancelableArg , Node relatedNodeArg , String prevValueArg , String newValueArg , String attrNameArg , short attrChange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